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81a2" officeooo:paragraph-rsid="000d81a2"/>
    </style:style>
    <style:style style:name="P2" style:family="paragraph" style:parent-style-name="Standard">
      <style:text-properties officeooo:rsid="000d81a2" officeooo:paragraph-rsid="000d81a2"/>
    </style:style>
    <style:style style:name="P3" style:family="paragraph" style:parent-style-name="Standard">
      <style:text-properties officeooo:rsid="0015818e" officeooo:paragraph-rsid="0015818e"/>
    </style:style>
    <style:style style:name="T1" style:family="text">
      <style:text-properties officeooo:rsid="00128701"/>
    </style:style>
    <style:style style:name="T2" style:family="text">
      <style:text-properties officeooo:rsid="0012c331"/>
    </style:style>
    <style:style style:name="T3" style:family="text">
      <style:text-properties officeooo:rsid="001581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<text:span text:style-name="T1">23</text:span>/03/2019</text:p>
      <text:p text:style-name="P1"/>
      <text:p text:style-name="P1">- <text:span text:style-name="T3">Melhorar o funcionamento do ArquivoDataSource para usar Serialization e organizar o codigo</text:span></text:p>
      <text:p text:style-name="P3">com o maximo de JAVADOC possivel (nos metodos publicos).</text:p>
      <text:p text:style-name="P1">- <text:span text:style-name="T2">Criar uma branch especifica para converter o projeto para Maven, podemos chamar de “feature/converter-para-maven”</text:span></text:p>
      <text:p text:style-name="P1">- <text:span text:style-name="T2">Converter o projeto para Maven</text:span></text:p>
      <text:p text:style-name="P1">- <text:span text:style-name="T2">Apos finalizada a conversao realizar <text:s/>o merge do projeto para a branch mas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2:55:02.294938610</meta:creation-date>
    <dc:date>2019-03-22T23:10:49.698421573</dc:date>
    <meta:editing-duration>PT2H37M28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1" meta:paragraph-count="6" meta:word-count="59" meta:character-count="394" meta:non-whitespace-character-count="340"/>
  </office:meta>
</office:document-meta>
</file>